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.setParameters( Collection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Shell.execute( SampleResult previousResult , Sampler currentSampl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eanShell.BeanSh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Shell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.log_inf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